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left" draw:textarea-vertical-align="top" draw:auto-grow-height="false" fo:min-height="0cm" fo:min-width="0cm" draw:shadow="hidden"/>
    </style:style>
    <style:style style:name="gr2" style:family="graphic" style:parent-style-name="standard">
      <style:graphic-properties draw:stroke="dash" draw:stroke-dash="Ultrafine_20_Dashed" draw:fill="gradient" draw:fill-color="#99ccff" draw:fill-gradient-name="Gradient_20_7" draw:fill-hatch-name="Black_20_0_20_Degrees" draw:fill-image-name="Empty" draw:opacity-name="" draw:textarea-horizontal-align="justify" draw:textarea-vertical-align="middle" draw:auto-grow-height="false" fo:min-height="0cm" fo:min-width="0cm" draw:shadow="visible" draw:shadow-offset-x="0.152cm" draw:shadow-offset-y="0.152cm" draw:shadow-opacity="35%"/>
    </style:style>
    <style:style style:name="gr3" style:family="graphic" style:parent-style-name="standard">
      <style:graphic-properties draw:stroke="dash" draw:stroke-dash="Ultrafine_20_Dashed" draw:fill="solid" draw:fill-color="#ffffcc" draw:fill-gradient-name="Gradient_20_1" draw:fill-hatch-name="Black_20_0_20_Degrees" draw:fill-image-name="Empty" draw:textarea-horizontal-align="left" draw:textarea-vertical-align="top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 draw:shadow="visib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1.43cm" svg:height="10.16cm" svg:x="0.635cm" svg:y="0.635cm">
          <text:p text:style-name="P1"><text:span text:style-name="T1">Basic Abstract Data Struc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468cm" svg:height="1.409cm" svg:x="3.845cm" svg:y="1.812cm">
          <text:p text:style-name="P1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4.445cm" svg:height="1.27cm" svg:x="1.27cm" svg:y="4.445cm">
          <text:p text:style-name="P1">Spikedin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4.445cm" svg:height="1.27cm" svg:x="6.35cm" svg:y="4.445cm">
          <text:p text:style-name="P1">PmMm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9.29cm" svg:height="3.094cm" svg:x="0.635cm" svg:y="11.43cm">
          <text:p text:style-name="P1"><text:span text:style-name="T1">Input/Outpu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569cm" svg:height="6.286cm" svg:x="15.706cm" svg:y="1.334cm">
          <text:p text:style-name="P1"><text:span text:style-name="T1">Oligo Meth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43cm" svg:height="4.445cm" svg:x="15.875cm" svg:y="16.48cm">
          <text:p text:style-name="P1"><text:span text:style-name="T1">Utility 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65cm" svg:height="5.715cm" svg:x="16.51cm" svg:y="9.525cm">
          <text:p text:style-name="P1"><text:span text:style-name="T1">Mathematics/Numeric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1.409cm" svg:x="2.092cm" svg:y="12.599cm">
          <text:p text:style-name="P1">MicroarrayExperi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07cm" svg:height="1.409cm" svg:x="16.435cm" svg:y="19.058cm">
          <text:p text:style-name="P1">SequenceUt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98cm" svg:height="1.409cm" svg:x="22.234cm" svg:y="17.069cm">
          <text:p text:style-name="P1">StlUt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366cm" svg:x="16.51cm" svg:y="17.115cm">
          <text:p text:style-name="P1">StringUt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41cm" svg:height="1.409cm" svg:x="17.145cm" svg:y="10.795cm">
          <text:p text:style-name="P1">MathUt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6cm" svg:x="21.59cm" svg:y="2.845cm">
          <text:p text:style-name="P1">Hookcurve</text:p>
          <text:p text:style-name="P1">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25cm" svg:height="1.409cm" svg:x="3.93cm" svg:y="6.211cm">
          <text:p text:style-name="P1">Probe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92cm" svg:y1="4.445cm" svg:x2="5.579cm" svg:y2="3.221cm" draw:start-shape="id1" draw:start-glue-point="0" draw:end-shape="id2" draw:end-glue-point="2">
          <text:p/>
        </draw:connector>
        <draw:connector draw:style-name="gr4" draw:text-style-name="P4" draw:layer="layout" draw:type="line" svg:x1="8.572cm" svg:y1="4.445cm" svg:x2="5.579cm" svg:y2="3.221cm" draw:start-shape="id3" draw:start-glue-point="0" draw:end-shape="id2" draw:end-glue-point="2">
          <text:p/>
        </draw:connector>
        <draw:custom-shape draw:style-name="gr2" draw:text-style-name="P1" draw:layer="layout" svg:width="4.507cm" svg:height="1.409cm" svg:x="10.795cm" svg:y="11.291cm">
          <text:p text:style-name="P1">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1.195cm" svg:height="5.634cm" svg:x="0.635cm" svg:y="15.24cm">
          <text:p text:style-name="P1"><text:span text:style-name="T1">Background Correction Method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9.103cm" svg:height="1.29cm" svg:x="1.67cm" svg:y="16.429cm">
          <text:p text:style-name="P1">OpticalBackground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7.62cm" svg:height="1.409cm" svg:x="2.305cm" svg:y="18.969cm">
          <text:p text:style-name="P1">Background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6.115cm" svg:y1="18.969cm" svg:x2="6.221cm" svg:y2="17.719cm" draw:start-shape="id4" draw:start-glue-point="0" draw:end-shape="id5">
          <text:p/>
        </draw:connector>
        <draw:custom-shape draw:style-name="gr2" draw:text-style-name="P1" draw:layer="layout" svg:width="4.507cm" svg:height="1.409cm" svg:x="22.163cm" svg:y="19.02cm">
          <text:p text:style-name="P1">ValarrayUt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6.35cm" svg:y="8.255cm">
          <text:p text:style-name="P1">Probe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1.27cm" svg:y="8.255cm">
          <text:p text:style-name="P1">Probeset</text:p>
          <text:p text:style-name="P1">Com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41cm" svg:height="1.409cm" svg:x="17.145cm" svg:y="12.7cm">
          <text:p text:style-name="P1">Matri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676cm" svg:height="1.409cm" svg:x="21.994cm" svg:y="10.795cm">
          <text:p text:style-name="P1">Polynom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676cm" svg:height="1.905cm" svg:x="21.994cm" svg:y="12.7cm">
          <text:p text:style-name="P1">Averaging</text:p>
          <text:p text:style-name="P1">Proced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6cm" svg:x="16.51cm" svg:y="2.845cm">
          <text:p text:style-name="P1">Oligo</text:p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6cm" svg:x="16.51cm" svg:y="5.385cm">
          <text:p text:style-name="P1">Sensitivity</text:p>
          <text:p text:style-name="P1">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6cm" svg:x="21.59cm" svg:y="5.385cm">
          <text:p text:style-name="P1">Detect</text:p>
          <text:p text:style-name="P1">Inflection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99ccff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02-09T09:57:16</meta:creation-date>
    <dc:creator>Mario Fasold</dc:creator>
    <dc:date>2007-10-16T09:54:45</dc:date>
    <meta:print-date>2007-02-09T10:27:56</meta:print-date>
    <dc:language>en-US</dc:language>
    <meta:editing-cycles>6</meta:editing-cycles>
    <meta:editing-duration>PT1H1M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